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2bf"/>
    </style:style>
    <style:style style:name="P2" style:family="paragraph" style:parent-style-name="Standard">
      <style:text-properties officeooo:rsid="001662bf" officeooo:paragraph-rsid="001662bf"/>
    </style:style>
    <style:style style:name="P3" style:family="paragraph" style:parent-style-name="Standard">
      <style:text-properties officeooo:rsid="001662bf" officeooo:paragraph-rsid="0017062d"/>
    </style:style>
    <style:style style:name="P4" style:family="paragraph" style:parent-style-name="Standard">
      <style:text-properties officeooo:rsid="0017062d" officeooo:paragraph-rsid="0017062d"/>
    </style:style>
    <style:style style:name="T1" style:family="text">
      <style:text-properties officeooo:rsid="0017062d"/>
    </style:style>
    <style:style style:name="T2" style:family="text">
      <style:text-properties officeooo:rsid="00199c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一<text:tab/>寄存器</text:p>
      <text:p text:style-name="P1">通用寄存器：</text:p>
      <text:p text:style-name="P1"><text:tab/>数据寄存器<text:span text:style-name="T1">：AX,BX,CX,DX</text:span></text:p>
      <text:p text:style-name="P3"><text:tab/>指针寄存器<text:span text:style-name="T1">：SP(堆栈指针),</text:span></text:p>
      <text:p text:style-name="P3"><text:span text:style-name="T1"><text:tab/><text:tab/><text:tab/><text:tab/>BP(基址指针),</text:span></text:p>
      <text:p text:style-name="P3"><text:span text:style-name="T1"><text:tab/><text:tab/><text:tab/><text:tab/>SI(源地址),</text:span></text:p>
      <text:p text:style-name="P3"><text:span text:style-name="T1"><text:tab/><text:tab/><text:tab/><text:tab/>DI(目的地址)</text:span></text:p>
      <text:p text:style-name="P3">控制寄存器<text:span text:style-name="T1">：</text:span></text:p>
      <text:p text:style-name="P3"><text:tab/>IP<text:span text:style-name="T1">(指针指令)</text:span></text:p>
      <text:p text:style-name="P3"><text:tab/>FLAG<text:span text:style-name="T1">(标志寄存器)</text:span></text:p>
      <text:p text:style-name="P4">段寄存器：</text:p>
      <text:p text:style-name="P4"><text:tab/>CS(代码段)</text:p>
      <text:p text:style-name="P4"><text:tab/>DS(数据段)</text:p>
      <text:p text:style-name="P4"><text:tab/>SS(堆栈段)</text:p>
      <text:p text:style-name="P4"><text:tab/>ES(附加段)</text:p>
      <text:p text:style-name="P4">AH和AL寄存器又称为累加器<text:span text:style-name="T2">。一般通过累加器进行的操作所花的时间可能最少。</text:span></text:p>
      <text:p text:style-name="P4">BX寄存器成为基地址寄存器<text:span text:style-name="T2">。它是四个数据寄存器中唯一可以作为存储器指针使用的寄存器。</text:span></text:p>
      <text:p text:style-name="P4">CX寄存器称为计数寄存器<text:span text:style-name="T2">。在字符串操作和循环操作时，用它来控制重复循环操作次数。在移位操作时，CL寄存器用于保存移位的位数。‘</text:span></text:p>
      <text:p text:style-name="P4">DX寄存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5:30:16.019149698</meta:creation-date>
    <meta:generator>LibreOffice/5.1.6.2$Linux_X86_64 LibreOffice_project/10m0$Build-2</meta:generator>
    <dc:date>2018-04-14T15:57:30.957599382</dc:date>
    <meta:editing-duration>PT16M15S</meta:editing-duration>
    <meta:editing-cycles>2</meta:editing-cycles>
    <meta:document-statistic meta:table-count="0" meta:image-count="0" meta:object-count="0" meta:page-count="1" meta:paragraph-count="19" meta:word-count="231" meta:character-count="293" meta:non-whitespace-character-count="272"/>
  </office:meta>
</office:document-meta>
</file>